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ellipse text:anchor-type="paragraph" draw:z-index="0" draw:style-name="gr1" draw:text-style-name="P1" svg:width="4.261cm" svg:height="2.25cm" svg:x="4.135cm" svg:y="0.083cm"><text:p/></draw:ellipse></text:p>
      <text:p text:style-name="Standard"><text:s text:c="53"/>INIINI</text:p>
      <text:p text:style-name="Standard"><text:s text:c="80"/>INIZIO</text:p>
      <text:p text:style-name="Standard"><text:s text:c="52"/></text:p>
      <text:p text:style-name="Standard"><draw:custom-shape text:anchor-type="paragraph" draw:z-index="1" draw:style-name="gr2" svg:width="0.003cm" svg:height="2.329cm" svg:x="6.304cm" svg:y="0.38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style-name="gr2" svg:width="0.027cm" svg:height="3.017cm" svg:x="6.092cm" svg:y="1.86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2" svg:width="7.039cm" svg:height="1.482cm" svg:x="2.653cm" svg:y="0.385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95"/>I:N</text:p>
      <text:p text:style-name="Standard"><draw:path text:anchor-type="paragraph" draw:z-index="16" draw:style-name="gr4" draw:text-style-name="P1" svg:width="1.644cm" svg:height="0.713cm" svg:x="11.728cm" svg:y="0.078cm" svg:viewBox="0 0 1645 714" svg:d="M450 714c271-21 536-47 820-53 383-7 559-578 106-635-282-35-565-19-847-26h-264l-265 53"><text:p/></draw:path></text:p>
      <text:p text:style-name="Standard"><draw:path text:anchor-type="paragraph" draw:z-index="15" draw:style-name="gr4" draw:text-style-name="P1" svg:width="2.411cm" svg:height="4.47cm" svg:x="10.326cm" svg:y="0.252cm" svg:viewBox="0 0 2412 4471" svg:d="M0 4471c316-93 647-132 979-132 314 0 619-217 926-159 453 87 601-430 450-714-145-271-91-582-185-873-105-321 31-677-27-1005-51-290 124-729-317-821l-159-291 26-291-26-185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style-name="gr2" svg:width="0.08cm" svg:height="1.932cm" svg:x="18.634cm" svg:y="0.342cm"><text:p/><draw:enhanced-geometry svg:viewBox="0 0 21600 21600" draw:text-areas="?f0 0 ?f2 ?f5" draw:type="down-arrow" draw:modifiers="0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8" draw:style-name="gr2" svg:width="4.366cm" svg:height="2.038cm" svg:x="3.923cm" svg:y="0.01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6" draw:style-name="gr2" svg:width="5.134cm" svg:height="1.218cm" svg:x="3.42cm" svg:y="4.052cm"><text:p/><draw:enhanced-geometry svg:viewBox="0 0 21600 21600" draw:type="rectangle" draw:enhanced-path="M 0 0 L 21600 0 21600 21600 0 21600 0 0 Z N"/></draw:custom-shape><draw:custom-shape text:anchor-type="paragraph" draw:z-index="5" draw:style-name="gr2" svg:width="0.027cm" svg:height="2.752cm" svg:x="5.987cm" svg:y="1.2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30"/>V <text:s text:c="52"/>N&gt;0 F</text:p>
      <text:p text:style-name="Standard"><draw:custom-shape text:anchor-type="paragraph" draw:z-index="9" draw:style-name="gr2" svg:width="0.186cm" svg:height="3.557cm" svg:x="3.734cm" svg:y="0.009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81"/>Divisore=2</text:p>
      <text:p text:style-name="Standard"/>
      <text:p text:style-name="Standard"><draw:custom-shape text:anchor-type="paragraph" draw:z-index="7" draw:style-name="gr2" svg:width="0.003cm" svg:height="2.25cm" svg:x="6.119cm" svg:y="0.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style-name="gr5" svg:width="4.896cm" svg:height="1.747cm" svg:x="3.738cm" svg:y="0.39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text:s text:c="116"/></text:p>
      <text:p text:style-name="Standard"><draw:custom-shape text:anchor-type="paragraph" draw:z-index="13" draw:style-name="gr2" svg:width="0.003cm" svg:height="4.204cm" svg:x="3.685cm" svg:y="0.2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5" svg:width="0.08cm" svg:height="1.773cm" svg:x="8.632cm" svg:y="0.2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25"/>V <text:s text:c="54"/>F primo=vero <text:s text:c="121"/></text:p>
      <text:p text:style-name="Standard"/>
      <text:p text:style-name="Standard"/>
      <text:p text:style-name="Standard"/>
      <text:p text:style-name="Standard"><draw:custom-shape text:anchor-type="paragraph" draw:z-index="4" draw:style-name="gr2" svg:width="3.467cm" svg:height="1.103cm" svg:x="7.601cm" svg:y="0.049cm"><text:p/><draw:enhanced-geometry svg:viewBox="0 0 21600 21600" draw:type="rectangle" draw:enhanced-path="M 0 0 L 21600 0 21600 21600 0 21600 0 0 Z N"/></draw:custom-shape> <text:s text:c="41"/></text:p>
      <text:p text:style-name="Standard"><text:s text:c="107"/>divisore+1</text:p>
      <text:p text:style-name="Standard"><draw:custom-shape text:anchor-type="paragraph" draw:z-index="19" draw:style-name="gr5" svg:width="0.027cm" svg:height="1.43cm" svg:x="8.844cm" svg:y="0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12" draw:style-name="gr2" svg:width="4.287cm" svg:height="1.006cm" svg:x="4.373cm" svg:y="0.17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><draw:custom-shape text:anchor-type="paragraph" draw:z-index="11" draw:style-name="gr2" svg:width="2.805cm" svg:height="0.003cm" svg:x="3.68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style-name="gr5" svg:width="1.033cm" svg:height="0.003cm" svg:x="7.839cm" svg:y="0.14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21" draw:style-name="gr5" svg:width="0.003cm" svg:height="2.652cm" svg:x="6.251cm" svg:y="0.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75"/>scrivi:numero primo</text:p>
      <text:p text:style-name="Standard"><draw:ellipse text:anchor-type="paragraph" draw:z-index="14" draw:style-name="gr3" draw:text-style-name="P1" svg:width="3.282cm" svg:height="1.588cm" svg:x="5.907cm" svg:y="-0.127cm"><text:p/></draw:ellipse><text:soft-page-break/> <text:s text:c="43"/>F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lia Cristea</meta:initial-creator>
    <meta:creation-date>2017-05-17T19:40:43.30</meta:creation-date>
    <dc:date>2017-05-24T19:37:28.47</dc:date>
    <dc:creator>Iulia Cristea</dc:creator>
    <meta:editing-duration>PT13M39S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2" meta:paragraph-count="12" meta:word-count="14" meta:character-count="1111"/>
  </office:meta>
</office:document-meta>
</file>